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Vazir" officeooo:rsid="00169705" officeooo:paragraph-rsid="00169705" style:font-name-complex="Vazir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writing-mode="lr-tb">
        <style:tab-stops>
          <style:tab-stop style:position="1.0764in" style:type="right"/>
        </style:tab-stops>
      </style:paragraph-properties>
      <style:text-properties style:font-name="Vazir" officeooo:rsid="00169705" officeooo:paragraph-rsid="00169705" style:font-name-complex="Vazir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Vazir" officeooo:rsid="001b1c5d" officeooo:paragraph-rsid="001b1c5d" style:font-name-complex="Vazir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Vazir" fo:font-weight="bold" officeooo:rsid="00169705" officeooo:paragraph-rsid="00169705" style:font-weight-asian="bold" style:font-name-complex="Vazir" style:font-weight-complex="bold"/>
    </style:style>
    <style:style style:name="P5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Vazir" officeooo:rsid="00169705" officeooo:paragraph-rsid="00169705" style:font-name-complex="Vazir"/>
    </style:style>
    <style:style style:name="P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style:font-name="Vazir" officeooo:rsid="001b1c5d" officeooo:paragraph-rsid="001b1c5d" style:font-name-complex="Vazir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 fo:break-before="page" style:writing-mode="lr-tb"/>
      <style:text-properties style:font-name="Vazir" officeooo:rsid="00169705" officeooo:paragraph-rsid="00169705" style:font-name-complex="Vazir"/>
    </style:style>
    <style:style style:name="P8" style:family="paragraph" style:parent-style-name="Standard">
      <style:paragraph-properties fo:margin-left="0in" fo:margin-right="0in" fo:text-align="end" style:justify-single-word="false" fo:text-indent="0in" style:auto-text-indent="false" fo:break-before="page" style:writing-mode="rl-tb"/>
      <style:text-properties style:font-name="Vazir" officeooo:rsid="00169705" officeooo:paragraph-rsid="00169705" style:font-name-complex="Vazir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Vazir" fo:font-weight="bold" officeooo:rsid="00169705" officeooo:paragraph-rsid="00169705" style:font-weight-asian="bold" style:font-name-complex="Vazir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Vazir" officeooo:rsid="00169705" officeooo:paragraph-rsid="00169705" style:font-name-complex="Vazir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 style:writing-mode="lr-tb"/>
      <style:text-properties style:font-name="Vazir" officeooo:rsid="001c0688" officeooo:paragraph-rsid="001c0688" style:font-name-complex="Vazir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 fo:break-before="page" style:writing-mode="lr-tb"/>
      <style:text-properties style:font-name="Vazir" officeooo:rsid="00169705" officeooo:paragraph-rsid="00169705" style:font-name-complex="Vazi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084c"/>
    </style:style>
    <style:style style:name="T3" style:family="text">
      <style:text-properties officeooo:rsid="001768c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1">تمرین اول کارگاه سیستم‌عامل</text:p>
      <text:p text:style-name="P11"/>
      <text:p text:style-name="P11">آریا خلیق</text:p>
      <text:p text:style-name="P11">۹۵۲۴۰۱۴</text:p>
      <text:p text:style-name="P11">اواخر بهار ۹۸</text:p>
      <text:p text:style-name="P7">1) ls -a /bin/c*(.) | xargs -n 1 basename | tee /dev/tty | wc -l</text:p>
      <text:p text:style-name="P1"/>
      <text:p text:style-name="P1">2) ls -a /etc/*(.) | xargs -n 1 basename | head -7</text:p>
      <text:p text:style-name="P1"/>
      <text:p text:style-name="P1">3) ls -a /bin/z*(.) | xargs -n 1 basename | tee /dev/tty | wc -l</text:p>
      <text:p text:style-name="P1"/>
      <text:p text:style-name="P1">4)</text:p>
      <text:p text:style-name="P6">نکته: دقت شود که interpreterای که استفاده می‌کنید در shebang درست ست شود وگرنه نمی‌توان به history دسترسی داشت. </text:p>
      <text:p text:style-name="P6"/>
      <text:p text:style-name="P3">#!/usr/bin/zsh -i</text:p>
      <text:p text:style-name="P3">IFS='</text:p>
      <text:p text:style-name="P3">'</text:p>
      <text:p text:style-name="P3">HISTORY_COUNTER=5</text:p>
      <text:p text:style-name="P3">for i in ‍‍‍`history | cut -c 8- | tac`; do</text:p>
      <text:p text:style-name="P3"><text:s text:c="4"/>A="$(cut -d' ' -f1 &lt;&lt;&lt;"$i")"</text:p>
      <text:p text:style-name="P3"><text:s text:c="4"/>A_LOCATION=`which $A`</text:p>
      <text:p text:style-name="P3"><text:s text:c="4"/>A_SUPERDIR="$(cut -d'/' -f2 &lt;&lt;&lt;"$A_LOCATION")"</text:p>
      <text:p text:style-name="P3"><text:s text:c="4"/></text:p>
      <text:p text:style-name="P3"><text:s text:c="4"/>if [ "$A_SUPERDIR" = 'bin' ]; then</text:p>
      <text:p text:style-name="P3"><text:s text:c="8"/>((HISTORY_COUNTER--))</text:p>
      <text:p text:style-name="P3"><text:s text:c="8"/>echo $i</text:p>
      <text:p text:style-name="P3"><text:s text:c="8"/>if [ $HISTORY_COUNTER -eq 0 ]; then</text:p>
      <text:p text:style-name="P3"><text:s text:c="12"/>break</text:p>
      <text:p text:style-name="P3"><text:s text:c="8"/>fi</text:p>
      <text:p text:style-name="P3"><text:s text:c="4"/>fi</text:p>
      <text:p text:style-name="P3">done</text:p>
      <text:p text:style-name="P1"/>
      <text:p text:style-name="P1">5) ls -l /etc | tail -n +2 | (head -7 &amp;&amp; tail -6) &gt; temp_output.txt</text:p>
      <text:p text:style-name="P1"/>
      <text:p text:style-name="P1">6) mkdir ~/directory1; echo 'hello world!' &gt; ~/directory1/temp1.txt &amp;&amp; cp ~/directory1/temp1.txt ~/directory2 &amp;&amp; rm <text:s/>~/directory1/temp1.txt</text:p>
      <text:p text:style-name="P2"/>
      <text:p text:style-name="P2">7) ls aaaa 2&gt; error.txt</text:p>
      <text:p text:style-name="P1"/>
      <text:p text:style-name="P1"/>
      <text:p text:style-name="P1"/>
      <text:p text:style-name="P1"/>
      <text:p text:style-name="P1"><text:soft-page-break/>8) </text:p>
      <text:p text:style-name="P1">This command finds all .txt files in directory and all other subdirectories. <text:s/></text:p>
      <text:p text:style-name="P1">find /bin -print | grep '.*[.]txt' </text:p>
      <text:p text:style-name="P1"><text:tab/>OR </text:p>
      <text:p text:style-name="P1">find /bin -name '*.txt'</text:p>
      <text:p text:style-name="P1"/>
      <text:p text:style-name="P7">9)<text:tab/><text:tab/></text:p>
      <text:p text:style-name="P1"><text:span text:style-name="T1">cat:</text:span> </text:p>
      <text:p text:style-name="P1"><text:tab/>-n</text:p>
      <text:p text:style-name="P5">خروجی را شماره گذاری شده در هر خط چاپ می‌کند. </text:p>
      <text:p text:style-name="P1"><text:tab/>-a</text:p>
      <text:p text:style-name="P5">همه کاراکترها اعم از carriage return ، line feed را چاپ می‌کرد. </text:p>
      <text:p text:style-name="P1"><text:tab/>-b</text:p>
      <text:p text:style-name="P5">مثل -n است و تعداد سطرهای غیر خالی را چاپ می کند. </text:p>
      <text:p text:style-name="P1"><text:tab/>-T</text:p>
      <text:p text:style-name="P5">تب‌ها را به صورت I چاپ می‌کند. </text:p>
      <text:p text:style-name="P1"><text:tab/>-E</text:p>
      <text:p text:style-name="P5">در پایان هر خط $ می‌گذارد. </text:p>
      <text:p text:style-name="P1"><text:span text:style-name="T1">more:</text:span> </text:p>
      <text:p text:style-name="P1"><text:tab/>-l </text:p>
      <text:p text:style-name="P5">پس از هر خط که form feed دارد توقف نمی کند. </text:p>
      <text:p text:style-name="P1"><text:tab/>-p </text:p>
      <text:p text:style-name="P5">اسکرول نکرده ولی کل صفحه را پاک و دوباره می‌کشد. </text:p>
      <text:p text:style-name="P1"><text:tab/>-s</text:p>
      <text:p text:style-name="P5">چند خط خالی را یکی می‌کند</text:p>
      <text:p text:style-name="P1"><text:tab/>-u</text:p>
      <text:p text:style-name="P5">خط زیر را نمی‌گذارد. </text:p>
      <text:p text:style-name="P1"><text:tab/>-number </text:p>
      <text:p text:style-name="P5">سایز صفحه را نشان می‌دهد که به خط است. </text:p>
      <text:p text:style-name="P4">less:</text:p>
      <text:p text:style-name="P1"><text:tab/>-n</text:p>
      <text:p text:style-name="P5">جلوی هر خط شماره آن را نمی‌گذارد. </text:p>
      <text:p text:style-name="P1"><text:tab/>-N </text:p>
      <text:p text:style-name="P5">جلوی هر خط شماره آن را می‌گذارد. </text:p>
      <text:p text:style-name="P1"><text:tab/>-Q </text:p>
      <text:p text:style-name="P5">صدای مسخره زنگ را که در پایان رسیدن خط پخش می‌شود قطع می‌کند!</text:p>
      <text:p text:style-name="P1"><text:tab/>-s </text:p>
      <text:p text:style-name="P5">چند خط خالی را یکی می‌کند. </text:p>
      <text:p text:style-name="P1"><text:tab/>-M </text:p>
      <text:p text:style-name="P5">در پایین اطلاعات بیشتری نشان می‌دهد. </text:p>
      <text:p text:style-name="P4"/>
      <text:p text:style-name="P4"/>
      <text:p text:style-name="P4"/>
      <text:p text:style-name="P4"/>
      <text:p text:style-name="P1"><text:soft-page-break/><text:span text:style-name="T1">head</text:span>: </text:p>
      <text:p text:style-name="P1"><text:tab/>-q</text:p>
      <text:p text:style-name="P5">هدر را چاپ نمی‌کند.</text:p>
      <text:p text:style-name="P1"><text:tab/>-Q</text:p>
      <text:p text:style-name="P5">هدر را چاپ می‌کند. </text:p>
      <text:p text:style-name="P1"><text:tab/>-z</text:p>
      <text:p text:style-name="P5">آخر لاین را NUL می‌کند( به عنوان delimiter)</text:p>
      <text:p text:style-name="P1"><text:tab/>-c</text:p>
      <text:p text:style-name="P5">عدد بعد از آن تعداد بایت‌های چاپ شده را مشخص می‌کند. </text:p>
      <text:p text:style-name="P1"><text:tab/>-n</text:p>
      <text:p text:style-name="P5">عدد بعد از آن تعداد خط‌های چاپ شده را نشان می‌دهد. </text:p>
      <text:p text:style-name="P1"/>
      <text:p text:style-name="P1"><text:span text:style-name="T1">tail</text:span>:</text:p>
      <text:p text:style-name="P1"><text:tab/>-c </text:p>
      <text:p text:style-name="P5">عدد بعد از آن تعداد بایت‌های چاپ شده را مشخص می‌کند. </text:p>
      <text:p text:style-name="P1"><text:tab/>-q</text:p>
      <text:p text:style-name="P5">هدر را چاپ نمی‌کند.</text:p>
      <text:p text:style-name="P1"><text:tab/>-v </text:p>
      <text:p text:style-name="P5">هدر را چاپ می‌کند. </text:p>
      <text:p text:style-name="P1"><text:tab/>-n</text:p>
      <text:p text:style-name="P5">تعداد خطوط به صورت برعکس را مشخص می‌کند. </text:p>
      <text:p text:style-name="P1"><text:tab/>-z</text:p>
      <text:p text:style-name="P5">آخر لاین را NUL می‌کند( به عنوان delimiter)</text:p>
      <text:p text:style-name="P1"/>
      <text:p text:style-name="P7"/>
      <text:p text:style-name="P5"><text:span text:style-name="T3">۱۰</text:span>)</text:p>
      <text:p text:style-name="P5">۱- اسم تمام فایلو فولدر‌هایی را نشان می‌دهد که با ۰ تا ۹ تمام نمی‌شوند. </text:p>
      <text:p text:style-name="P5">۲- اسم فایل‌هایی را برمی‌گرداند که به صورت . پسوند دارند. </text:p>
      <text:p text:style-name="P5">۳- اسم فایل‌ها و فولدر‌هایی با ۵ حرف را بر‌می‌گرداند. </text:p>
      <text:p text:style-name="P8"><text:span text:style-name="T3">۱۱</text:span>)</text:p>
      <text:p text:style-name="P5"/>
      <text:p text:style-name="P5"><text:span text:style-name="T2">۱</text:span>- متن stderr که به صورت &lt;2 نشان داده می‌شود به 1 که نشان دهنده stdout است ریخته می‌شود. &amp; هم یک سینتکس است که با اسم فایل اشتباه نشود. در این حالت هم ارور و هم متن stdout به outfile ریخته می‌شود. </text:p>
      <text:p text:style-name="P5">برای مثال:</text:p>
      <text:p text:style-name="P1">ls -ld /bin /tnt &gt;aliali.txt 2&gt;&amp;1</text:p>
      <text:p text:style-name="P5">خروجی‌ای نداشته و کل آن به aliali.txt ریخته می‌شود که دارای مقدار زیر است:</text:p>
      <text:p text:style-name="P1">ls: cannot access '/tnt': No such file or directory</text:p>
      <text:p text:style-name="P1">drwxr-xr-x 2 root root 4096 Apr 24 21:29 /bin</text:p>
      <text:p text:style-name="P5"/>
      <text:p text:style-name="P5"/>
      <text:p text:style-name="P5">۲- خروجی ls ر<text:span text:style-name="T2">ا</text:span> به wc -l پایپ می‌کند که wc -l تعداد خطوطی که خروجی ls است را نشان می‌دهد. (تعداد فایل‌ و دایرکتوری‌ها + ۱)</text:p>
      <text:p text:style-name="P5"/>
      <text:p text:style-name="P5">۳- چقدر خوب که همان بالایی را چاپ می‌کند!</text:p>
      <text:p text:style-name="P5"/>
      <text:p text:style-name="P5">۴- تمام فایل‌ها از ساب‌دیرکتوری progs به دیرکتوری /users/steve/backup منتقل می‌کند. </text:p>
      <text:p text:style-name="P5"/>
      <text:p text:style-name="P5">۵- مانند ۵ است فقط تعداد خروجی‌هایی را می‌دهد که اسم فایل آنها با .c تمام شده باشد. </text:p>
      <text:p text:style-name="P5"/>
      <text:p text:style-name="P5">۶- با استفاده از ; می‌توان چند کامند پشت سرهم در یک خط نوشت. این سه دستور ما را به home می‌برد و دایرکتوری home را چاپ کرده و تمامی دایرکتوری/فولدر‌ها را نیز چاپ می‌کند. </text:p>
      <text:p text:style-name="P5"/>
      <text:p text:style-name="P5">۷- فایل را به دایرکتوری پدر کپی می‌کند.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Vazir" svg:font-family="Vazi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DejaVu 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0:51:30.371769833</meta:creation-date>
    <dc:date>2019-06-22T12:12:45.874885098</dc:date>
    <meta:editing-duration>PT48M37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7" meta:paragraph-count="107" meta:word-count="641" meta:character-count="3222" meta:non-whitespace-character-count="2547"/>
  </office:meta>
</office:document-meta>
</file>